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4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4.541cm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8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9cm" fo:min-width="3.825cm"/>
    </style:style>
    <style:style style:name="gr1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0.9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draw:stroke="dash" draw:stroke-dash="Ultrafine_20_2_20_Dots_20_3_20_Dashes" svg:stroke-color="#ff0000" draw:fill="none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0000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4" style:family="text">
      <style:text-properties style:text-position="sub 58%" fo:font-size="20pt" style:font-size-asian="20pt" style:font-size-complex="20pt"/>
    </style:style>
    <style:style style:name="T5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cm" svg:height="13.8cm" svg:x="0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.58cm" svg:height="2.394cm" svg:x="8.512cm" svg:y="6.8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8.58cm" svg:height="2.394cm" svg:x="8.512cm" svg:y="12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4.39cm" svg:height="1.038cm" svg:x="10.81cm" svg:y="7.521cm">
          <draw:text-box>
            <text:p><text:span text:style-name="T1">Condenser</text:span></text:p>
          </draw:text-box>
        </draw:frame>
        <draw:frame draw:style-name="gr5" draw:text-style-name="P3" draw:layer="layout" svg:width="4.317cm" svg:height="1.09cm" svg:x="10.683cm" svg:y="12.61cm">
          <draw:text-box>
            <text:p text:style-name="P1"><text:span text:style-name="T1">Evaporator</text:span></text:p>
          </draw:text-box>
        </draw:frame>
        <draw:line draw:style-name="gr6" draw:text-style-name="P1" draw:layer="layout" svg:x1="19.385cm" svg:y1="9.416cm" svg:x2="24.235cm" svg:y2="9.416cm">
          <text:p/>
        </draw:line>
        <draw:line draw:style-name="gr6" draw:text-style-name="P1" draw:layer="layout" svg:x1="19.336cm" svg:y1="11.362cm" svg:x2="24.186cm" svg:y2="11.362cm">
          <text:p/>
        </draw:line>
        <draw:line draw:style-name="gr6" draw:text-style-name="P1" draw:layer="layout" svg:x1="19.385cm" svg:y1="9.416cm" svg:x2="19.385cm" svg:y2="11.361cm">
          <text:p/>
        </draw:line>
        <draw:custom-shape draw:style-name="gr7" draw:text-style-name="P1" draw:layer="layout" svg:width="2.273cm" svg:height="0.399cm" svg:x="22.101cm" svg:y="10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388cm" svg:height="1.946cm" svg:x="21.713cm" svg:y="9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4" draw:id="id4" draw:layer="layout" svg:width="2.328cm" svg:height="1.946cm" svg:x="19.385cm" svg:y="9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594cm" svg:height="0.599cm" svg:x="24.374cm" svg:y="10.0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1.596cm" svg:height="1.271cm" svg:x="25.372cm" svg:y="9.017cm">
          <draw:text-box>
            <text:p><text:span text:style-name="T2">W</text:span><text:span text:style-name="T3">c</text:span></text:p>
          </draw:text-box>
        </draw:frame>
        <draw:frame draw:style-name="gr11" draw:text-style-name="P2" draw:layer="layout" svg:width="4.363cm" svg:height="1.038cm" svg:x="21.237cm" svg:y="8.02cm">
          <draw:text-box>
            <text:p><text:span text:style-name="T1">Compressor</text:span></text:p>
          </draw:text-box>
        </draw:frame>
        <draw:frame draw:style-name="gr12" draw:text-style-name="P1" draw:layer="layout" svg:width="4.127cm" svg:height="2.384cm" svg:x="0.424cm" svg:y="7.421cm">
          <draw:text-box>
            <text:p text:style-name="P1">Throttling</text:p>
            <text:p text:style-name="P1">Valve </text:p>
            <text:p text:style-name="P1">(expansion)</text:p>
          </draw:text-box>
        </draw:frame>
        <draw:custom-shape draw:style-name="gr13" draw:text-style-name="P1" xml:id="id2" draw:id="id2" draw:layer="layout" svg:width="1.596cm" svg:height="1.597cm" svg:x="3.753cm" svg:y="9.8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595cm" svg:height="1.596cm" draw:transform="skewX (-0.000698131700797843) rotate (-0.83723444218168) translate (4.61cm 9.55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8.512cm" svg:y1="8.02cm" svg:x2="4.551cm" svg:y2="9.885cm" draw:start-shape="id1" draw:start-glue-point="3" draw:end-shape="id2" draw:end-glue-point="4" svg:d="m8512 8020h-3961v1865" svg:viewBox="0 0 3962 1866">
          <text:p/>
        </draw:connector>
        <draw:connector draw:style-name="gr15" draw:text-style-name="P1" draw:layer="layout" svg:x1="4.551cm" svg:y1="11.482cm" svg:x2="8.512cm" svg:y2="13.207cm" draw:start-shape="id2" draw:start-glue-point="8" draw:end-shape="id3" svg:d="m4551 11482v1725h3961" svg:viewBox="0 0 3962 1726">
          <text:p/>
        </draw:connector>
        <draw:connector draw:style-name="gr15" draw:text-style-name="P1" draw:layer="layout" svg:x1="17.092cm" svg:y1="13.207cm" svg:x2="20.549cm" svg:y2="11.362cm" draw:start-shape="id3" draw:start-glue-point="1" draw:end-shape="id4" draw:end-glue-point="2" svg:d="m17092 13207h3457v-1845" svg:viewBox="0 0 3458 1846">
          <text:p/>
        </draw:connector>
        <draw:connector draw:style-name="gr15" draw:text-style-name="P1" draw:layer="layout" svg:x1="20.549cm" svg:y1="9.416cm" svg:x2="17.092cm" svg:y2="8.02cm" draw:start-shape="id4" draw:start-glue-point="0" draw:end-shape="id1" draw:end-glue-point="1" svg:d="m20549 9416v-1396h-3457" svg:viewBox="0 0 3458 1397">
          <text:p/>
        </draw:connector>
        <draw:custom-shape draw:style-name="gr9" draw:text-style-name="P1" draw:layer="layout" svg:width="0.598cm" svg:height="1.796cm" svg:x="12.204cm" svg:y="5.02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599cm" svg:height="1.796cm" svg:x="12.403cm" svg:y="14.40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" draw:layer="layout" svg:width="1.679cm" svg:height="1.271cm" svg:x="12.921cm" svg:y="15.003cm">
          <draw:text-box>
            <text:p><text:span text:style-name="T1">Q</text:span><text:span text:style-name="T4">E</text:span></text:p>
          </draw:text-box>
        </draw:frame>
        <draw:frame draw:style-name="gr17" draw:text-style-name="P2" draw:layer="layout" svg:width="1.65cm" svg:height="1.271cm" svg:x="12.75cm" svg:y="5.054cm">
          <draw:text-box>
            <text:p><text:span text:style-name="T1">Q</text:span><text:span text:style-name="T4">C</text:span></text:p>
          </draw:text-box>
        </draw:frame>
        <draw:frame draw:style-name="gr18" draw:text-style-name="P5" draw:layer="layout" svg:width="2.563cm" svg:height="1.171cm" svg:x="5.237cm" svg:y="8.1cm">
          <draw:text-box>
            <text:p text:style-name="P5">LT; HP<text:span text:style-name="T5">L</text:span></text:p>
          </draw:text-box>
        </draw:frame>
        <draw:frame draw:style-name="gr18" draw:text-style-name="P5" draw:layer="layout" svg:width="2.458cm" svg:height="1.171cm" svg:x="4.838cm" svg:y="12.101cm">
          <draw:text-box>
            <text:p text:style-name="P5">LT; LP<text:span text:style-name="T5">L</text:span></text:p>
          </draw:text-box>
        </draw:frame>
        <draw:frame draw:style-name="gr18" draw:text-style-name="P5" draw:layer="layout" svg:width="2.543cm" svg:height="1.171cm" svg:x="18.057cm" svg:y="12.229cm">
          <draw:text-box>
            <text:p text:style-name="P5">LT; LP<text:span text:style-name="T5">G</text:span></text:p>
          </draw:text-box>
        </draw:frame>
        <draw:frame draw:style-name="gr18" draw:text-style-name="P5" draw:layer="layout" svg:width="2.801cm" svg:height="1.171cm" svg:x="17.8cm" svg:y="8.029cm">
          <draw:text-box>
            <text:p text:style-name="P5">HT; HP<text:span text:style-name="T5">G</text:span></text:p>
          </draw:text-box>
        </draw:frame>
        <draw:line draw:style-name="gr19" draw:text-style-name="P1" draw:layer="layout" svg:x1="17.8cm" svg:y1="6.4cm" svg:x2="17.8cm" svg:y2="14.4cm">
          <text:p/>
        </draw:line>
        <draw:line draw:style-name="gr19" draw:text-style-name="P1" draw:layer="layout" svg:x1="27.099cm" svg:y1="6.399cm" svg:x2="27.099cm" svg:y2="14.399cm">
          <text:p/>
        </draw:line>
        <draw:line draw:style-name="gr19" draw:text-style-name="P1" draw:layer="layout" svg:x1="17.8cm" svg:y1="6.4cm" svg:x2="27.099cm" svg:y2="6.399cm">
          <text:p/>
        </draw:line>
        <draw:line draw:style-name="gr19" draw:text-style-name="P1" draw:layer="layout" svg:x1="17.8cm" svg:y1="14.4cm" svg:x2="27.099cm" svg:y2="14.399cm">
          <text:p/>
        </draw:lin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8T19:46:46</meta:creation-date>
    <dc:date>2013-04-22T14:43:02</dc:date>
    <dc:creator>Jefferson Gomes</dc:creator>
    <meta:editing-duration>PT22H13M41S</meta:editing-duration>
    <meta:editing-cycles>8</meta:editing-cycles>
    <meta:generator>LibreOffice/3.5$Linux_X86_64 LibreOffice_project/350m1$Build-2</meta:generator>
    <meta:document-statistic meta:object-count="56"/>
  </office:meta>
</office:document-meta>
</file>